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([.B4])^2-4*([.A4]*[.C4])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A4]=0;&quot;Równanie nie jest kwadratowe&quot;;IF([.D4]&lt;0;&quot;Równanie nie ma rozwiązania&quot;;IF([.D4]=0;&quot;Jeden pierwiastek rzeczywisty x1=x2&quot;;IF([.D4]&gt;0;&quot;dwa różne pierwiastki rzeczywiste&quot;))))" office:value-type="string" office:string-value="Jeden pierwiastek rzeczywisty x1=x2" calcext:value-type="string">
            <text:p>Jeden pierwiastek rzeczywisty x1=x2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32" table:formula="of:=IF([.D4]&lt;0;&quot;Brak rozwiązań&quot;;IF([.D4]=0;-[.B4]/(2*[.A4]);(-[.B4]-SQRT([.D4]))/2*[.A4]))" office:value-type="float" office:value="-0.5" calcext:value-type="float">
            <text:p>-0,5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lt;0;&quot;Brak rozwiązania&quot;;IF([.D4]=0;-[.B4]/(2*[.A4]);(-[.B4]+SQRT([.D4]))/2*[.A4]))" office:value-type="float" office:value="-0.5" calcext:value-type="float">
            <text:p>-0,5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8:04:06.2624022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2:04:05</meta:creation-date>
    <dc:date>2019-04-03T08:40:15.578032512</dc:date>
    <meta:print-date>2003-03-03T22:27:53</meta:print-date>
    <meta:editing-cycles>5</meta:editing-cycles>
    <meta:editing-duration>PT26M35S</meta:editing-duration>
    <meta:generator>LibreOffice/6.0.7.3$Linux_X86_64 LibreOffice_project/00m0$Build-3</meta:generator>
    <meta:document-statistic meta:table-count="3" meta:cell-count="17" meta:object-count="1"/>
  </office:meta>
</office:document-meta>
</file>